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54cm" svg:x="1.27cm" svg:y="10.16cm">
          <text:p text:style-name="P1">Physical Knowledge</text:p>
          <text:p text:style-name="P1">(table, blocks, gripp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89cm" svg:height="2.54cm" svg:x="1.27cm" svg:y="5.08cm">
          <text:p text:style-name="P1">Deliberative Knowledge</text:p>
          <text:p text:style-name="P1">(planner, plans, failure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89cm" svg:height="2.54cm" svg:x="1.27cm" svg:y="0cm">
          <text:p text:style-name="P1">Reflective Knowledge</text:p>
          <text:p text:style-name="P1">(planner, plans, failure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2cm" svg:y1="2.54cm" svg:x2="7.62cm" svg:y2="5.08cm">
          <text:p/>
        </draw:line>
        <draw:line draw:style-name="gr2" draw:text-style-name="P1" draw:layer="layout" svg:x1="3.81cm" svg:y1="5.08cm" svg:x2="3.81cm" svg:y2="2.54cm">
          <text:p/>
        </draw:line>
        <draw:line draw:style-name="gr3" draw:text-style-name="P1" draw:layer="layout" svg:x1="7.62cm" svg:y1="7.62cm" svg:x2="7.62cm" svg:y2="10.16cm">
          <text:p/>
        </draw:line>
        <draw:line draw:style-name="gr3" draw:text-style-name="P1" draw:layer="layout" svg:x1="3.81cm" svg:y1="10.16cm" svg:x2="3.81cm" svg:y2="7.62cm">
          <text:p/>
        </draw:line>
        <draw:line draw:style-name="gr4" draw:text-style-name="P1" draw:layer="layout" svg:x1="7.62cm" svg:y1="8.89cm" svg:x2="10.477cm" svg:y2="8.89cm">
          <text:p text:style-name="P1">actions</text:p>
        </draw:line>
        <draw:line draw:style-name="gr4" draw:text-style-name="P1" draw:layer="layout" svg:x1="0cm" svg:y1="3.81cm" svg:x2="3.81cm" svg:y2="3.81cm">
          <text:p text:style-name="P1">perceptions</text:p>
        </draw:line>
        <draw:line draw:style-name="gr4" draw:text-style-name="P1" draw:layer="layout" svg:x1="7.62cm" svg:y1="3.81cm" svg:x2="10.477cm" svg:y2="3.81cm">
          <text:p text:style-name="P1">actions</text:p>
        </draw:line>
        <draw:line draw:style-name="gr4" draw:text-style-name="P1" draw:layer="layout" svg:x1="0cm" svg:y1="8.89cm" svg:x2="3.81cm" svg:y2="8.89cm">
          <text:p text:style-name="P1">perception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03T09:20:17</meta:creation-date>
    <dc:date>2013-01-03T09:38:52</dc:date>
    <dc:creator>neptune </dc:creator>
    <meta:editing-duration>PT3M15S</meta:editing-duration>
    <meta:editing-cycles>1</meta:editing-cycles>
    <meta:document-statistic meta:object-count="11"/>
    <meta:generator>LibreOffice/3.5$Linux_X86_64 LibreOffice_project/350m1$Build-2</meta:generator>
  </office:meta>
</office:document-meta>
</file>